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6 2412">
            <text:p>test_Parser(primitives): 1,6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6">
            <text:p>1,6 sec</text:p>
          </table:table-cell>
          <table:table-cell table:style-name="ce162" table:formula="of:=TESTSTAT(&quot;count&quot;; [.B46])" office:value-type="float" office:value="2412">
            <text:p>2412</text:p>
          </table:table-cell>
          <table:table-cell table:style-name="ce164" table:formula="of:=[.E46]/[.D46]" office:value-type="float" office:value="1507.5">
            <text:p>1507,5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8 1546">
            <text:p>test_Parser(multiplicity): 1,8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8">
            <text:p>1,8 sec</text:p>
          </table:table-cell>
          <table:table-cell table:style-name="ce162" table:formula="of:=TESTSTAT(&quot;count&quot;; [.B47])" office:value-type="float" office:value="1546">
            <text:p>1546</text:p>
          </table:table-cell>
          <table:table-cell table:style-name="ce164" table:formula="of:=[.E47]/[.D47]" office:value-type="float" office:value="858.888888888889">
            <text:p>858,9 a/sec</text:p>
          </table:table-cell>
          <table:table-cell table:number-columns-repeated="4"/>
        </table:table-row>
        <table:table-row table:style-name="ro6">
          <table:table-cell/>
          <table:table-cell table:formula="of:=TEST_PARSER(&quot;basic&quot;)" office:value-type="string" office:string-value="test_Parser(basic): 6,4 9107">
            <text:p>test_Parser(basic): 6,4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6.4">
            <text:p>6,4 sec</text:p>
          </table:table-cell>
          <table:table-cell table:style-name="ce162" table:formula="of:=TESTSTAT(&quot;count&quot;; [.B48])" office:value-type="float" office:value="9107">
            <text:p>9107</text:p>
          </table:table-cell>
          <table:table-cell table:style-name="ce164" table:formula="of:=[.E48]/[.D48]" office:value-type="float" office:value="1422.96875">
            <text:p>1423,0 a/sec</text:p>
          </table:table-cell>
          <table:table-cell table:number-columns-repeated="4"/>
        </table:table-row>
        <table:table-row table:style-name="ro6">
          <table:table-cell/>
          <table:table-cell table:formula="of:=TEST_PARSER(&quot;special&quot;)" office:value-type="string" office:string-value="test_Parser(special): 0,9 479">
            <text:p>test_Parser(special): 0,9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9">
            <text:p>0,9 sec</text:p>
          </table:table-cell>
          <table:table-cell table:style-name="ce162" table:formula="of:=TESTSTAT(&quot;count&quot;; [.B49])" office:value-type="float" office:value="479">
            <text:p>479</text:p>
          </table:table-cell>
          <table:table-cell table:style-name="ce164" table:formula="of:=[.E49]/[.D49]" office:value-type="float" office:value="532.222222222222">
            <text:p>532,2 a/sec</text:p>
          </table:table-cell>
          <table:table-cell table:number-columns-repeated="4"/>
        </table:table-row>
        <table:table-row table:style-name="ro6">
          <table:table-cell/>
          <table:table-cell table:formula="of:=TEST_PARSER(&quot;numbers&quot;)" office:value-type="string" office:string-value="test_Parser(numbers): 3 3046">
            <text:p>test_Parser(numbers): 3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3">
            <text:p>3,0 sec</text:p>
          </table:table-cell>
          <table:table-cell table:style-name="ce162" table:formula="of:=TESTSTAT(&quot;count&quot;; [.B50])" office:value-type="float" office:value="3046">
            <text:p>3046</text:p>
          </table:table-cell>
          <table:table-cell table:style-name="ce164" table:formula="of:=[.E50]/[.D50]" office:value-type="float" office:value="1015.33333333333">
            <text:p>1015,3 a/sec</text:p>
          </table:table-cell>
          <table:table-cell table:number-columns-repeated="4"/>
        </table:table-row>
        <table:table-row table:style-name="ro6">
          <table:table-cell/>
          <table:table-cell table:formula="of:=TEST_PARSER(&quot;types&quot;)" office:value-type="string" office:string-value="test_Parser(types): 6,4 11149">
            <text:p>test_Parser(types): 6,4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6.4">
            <text:p>6,4 sec</text:p>
          </table:table-cell>
          <table:table-cell table:style-name="ce162" table:formula="of:=TESTSTAT(&quot;count&quot;; [.B51])" office:value-type="float" office:value="11149">
            <text:p>11149</text:p>
          </table:table-cell>
          <table:table-cell table:style-name="ce164" table:formula="of:=[.E51]/[.D51]" office:value-type="float" office:value="1742.03125">
            <text:p>1742,0 a/sec</text:p>
          </table:table-cell>
          <table:table-cell table:number-columns-repeated="4"/>
        </table:table-row>
        <table:table-row table:style-name="ro6">
          <table:table-cell table:number-columns-repeated="3"/>
          <table:table-cell table:style-name="ce161" table:formula="of:=SUM([.D46:.D51])" office:value-type="float" office:value="20.1">
            <text:p>20,1 sec</text:p>
          </table:table-cell>
          <table:table-cell table:style-name="ce163" table:formula="of:=SUM([.E46:.E51])" office:value-type="float" office:value="27739">
            <text:p>27739</text:p>
          </table:table-cell>
          <table:table-cell table:style-name="ce165" table:formula="of:=[.E52]/[.D52]" office:value-type="float" office:value="1380.04975124378">
            <text:p>1380,0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8,1 27734">
            <text:p>test_Parser(all): 18,1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18.1">
            <text:p>18,1 sec</text:p>
          </table:table-cell>
          <table:table-cell table:style-name="ce162" table:formula="of:=TESTSTAT(&quot;count&quot;; [.B54])" office:value-type="float" office:value="27734">
            <text:p>27734</text:p>
          </table:table-cell>
          <table:table-cell table:style-name="ce164" table:formula="of:=[.E54]/[.D54]" office:value-type="float" office:value="1532.26519337017">
            <text:p>1532,3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2">22.05.2017</text:date>, <text:time>15:48:1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2T15:48:15.89</dc:date>
    <meta:editing-duration>P160DT11H40M37S</meta:editing-duration>
    <meta:editing-cycles>688</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Const TList_tyname = "TList"
Type TList
	tyname As String
	ctor As Object
	head As Variant
	tail As TList
	len As Integer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 --- constructors ---

Function _newList(head As Variant, tail As TList) As TList
	Dim out As New TList
	out.tyname = TList_tyname
	out.head = head
	out.tail = tail
	_newList = out
End Function

Function nil() As TList
	Static out As Object
	If isNull(out) Then
		out = _newList(Empty, Nothing)
		out.ctor = out
		out.len = 0
	End If
	nil = out
End Function

Function cons(Optional x, Optional xs)
	Static oFn As Object : If isNull(oFn) Then : oFn = Fn.cons : End If
	Dim out As Variant
	If isMissing(x) Then :		out = oFn
	ElseIf isMissing(xs) Then : out = apply1(oFn, x)
	ElseIf isList(xs) Then
		out = _newList(x, xs)
		out.ctor = oFn
		out.len = xs.len + 1
	Else
		croak("cons: invalid tail - expected a List but got a " &amp; typeOf(xs) &amp; ":" &amp; NL &amp; toString(xs))
	End If
	cons = out
End Function

' --- destructors ---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length(Optional xs As TList)
	If isMissing(xs) Then : length = Fn.length : Else
		length = xs.len
	End If
End Function

' --- type test ---

Function isList(Optional x As Variant)
	If isMissing(x) Then
		isList = Fn.isList
	Else
		isList = (typeOf(x) = typeOf(nil))
	End If
End Function

' --- ctor test ---

Function isNil(Optional xs As TList)
	If isMissing(xs) Then : isNil = Fn.isNil : Else
		isNil = (xs.len = 0)
	End If
End Function

' --- toString ---

Function TList_toString(xs As TList)
'	concat "[" (concat (foldl1 (\acc.(concat acc) ° (concat ", "))) "[" (map toString xs)) "]"
	Dim result As String
	result = "[" &amp; Join(toArray(map(Fn.toString, xs)), ", ") &amp; "]"
	TList_toString = result
End Function

' --- equality ---

Function TList_equ(xs As TList, ys As TList)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ByVal xs As TList)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As TList)
	Dim n As Integer
	n = length(xs) - 1
	If n = -1 Then
		toArray = Array()
	Else
		Dim out(0 To n)
		Dim i As Integer
		For i = 0 To n
			out(i) = car(xs)
			xs = cdr(xs)
		Next i
		toArray = ou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 tail-call: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assertEqual(equ(List(1, 2),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ctorOf	= lookupFn("ctorOf")
		
		result.isEmpty	= lookupFn("isEmpty")
		result.isString	= lookupFn("isString")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ctorOf",			1, "Any -&gt; Maybe DataCtor"), _
			_
			newFn("isEmpty",		1, "Any -&gt; Bool"), _
			newFn("isString",		1, "Any -&gt; Bool"), _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result = ctorOf(	a0)
		
		Case "isEmpty":		result = isEmpty(	a0)
		Case "isString":	result = isString(	a0)

		Case "id": 			result = a0
		Case "sndArg":		result = sndArg(	a0)
		Case "asc":			result = Asc(		a0)
		Case "chr":			result = Chr(		a0)
		Case "ucase":		result = UCase(		a0)
		Case "lcase":		result = LCase(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p = xpApp( _
			xpApp( _
				patDat(cons), _
				patVar("x") _
			), _
			patVar("xs") _
		)
	v = List(1, 2, 3)	'	mkDtTerminal("asdf") ' 
	e = envEmpty
	act = matches(p, e, v)
	show(act)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TypeCtor
	_name	As String	' cannot use just "name", that's a BASIC directive
	arity	As Integer
End Type

Type DataType
	str		 As String	' debugger shows that in inspector
	arity	 As Integer
	typeArgs As Array
	typeCtor As TypeCtor
End Type


Type DataCtor
	str		 As String	' debugger shows that in inspector
	_name	 As String	' see TypeCtor._name
	arity    As Integer
	dataType As DataType
End Type


Sub Main
	[test_Type======================================]
End Sub

Function _newTypeCtor(name As String, arity As Integer) As TypeCtor
	Dim out As New TypeCtor
	out._name = name
	out.arity = arity
	_newTypeCtor = out
End Function

Function TypeCtor_equ(a As TypeCtor, b As TypeCtor)
	Dim out
	out = (a._name = b._name)
	TypeCtor_equ = out
End Function

Function isDataType(x As Variant)
	Dim out
	out = False
	If isObject(x) Then
		If Not(isNull(x)) Then
			On Local Error Goto isDataType_end
			out = _isDataType(x) ' DON'T .-access x here!! (simpler this way anyhow)
		End If
	End If
isDataType_end:
	isDataType = out
End Function

' provokes an error if x isn't a DataType
Function _isDataType(x As DataType) As Boolean
	_isDataType = Not(isNull(x.typeCtor)) And isArray(x.typeArgs)
End Function

Function isType(t As Variant)
	isType = isDataType(t) Or False
End Function

' that's how to make a DataType:
Function applyTC(tc As TypeCtor, typeArgs As Array) As DataType
	Dim out, n As Integer, k As Integer
	k = LBound(typeArgs)
	n = UBound(typeArgs) - k + 1
	If (n &lt;&gt; tc.arity) Then
		croak("applyTC: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newDataCtor( _
	dataType As DataType, _
	name As String, _
	arity As Integer _
)
	Dim out As New DataCtor
	out._name = name
	out.dataType = dataType
	out.arity = arity
	out.str = name &amp; " :: " &amp; "a -&gt; b"
	newDataCtor = out
End Function


Function typeOf(x As Variant)
	Dim out As String
	out = TypeName(x)
	If out = "Object" Then
		out = _typeOf(x) ' DONT access fields in here!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 If isNull(oFn) Then : oFn = Fn.ctorOf : End If
	Dim out As Variant
	If isMissing(x) Then : out = oFn
	Else
		out = Empty
		If isObject(x) Then
			If Not(isNull(x)) Then
				On Local Error Goto ctorOf_end
				out = _ctor(x) ' DONT access fields in here!
				If Not(isFn(out)) Then
					On Local Error Goto ctorOf_error
					out.provoke_an_error
				End If
			End If
		End If
	End If
ctorOf_end:
	ctorOf = out
	Exit Function
ctorOf_error:
	croak("ctorOf: object with invalid .ctor :: " &amp; typeOf(out) &amp; NL &amp; toString(out))
End Function

Function _ctor(o As Object)
	_ctor = o.ctor
End Function



Function isString(Optional x As Variant)
	If isMissing(x) Then
		isString = Fn.isString
	Else
		isString = (typeOf(x) = typeOf(""))
	End If
End Function


Function [test_Type======================================]
	test_Type_typeOf()
	test_Type_isObject()
	test_Type_isString()
	
	test_Type_isDataType()
	test_Type_TypeCtor()
	test_Type_DataCtor()
	test_Type_ctorOf()
End Function


Type TTest_NoTyname
End Type

Type TTest_Tyname
	tyname As String
End Type

Type TTest_Foo
	bar As Integer
End Type

Type TTest_Ctor
	ctor As Variant
End Type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o.ctor = New TTest_TyName
	assertThrows(ctorOf, Array(o)).x
	o.ctor.tyname = "foo"
	assertThrows(ctorOf, Array(o)).x

	o.ctor = Fn.cons
	act = ctorOf(o)
	assertEqual(isFn(act), True).x
	assertEqual(getFnName(act), getFnName(Fn.cons)).x
	assertEqual(arity(act), arity(Fn.cons)).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ype_isDataType()
	' positive tests below in test_TypeCtor
	' main thing to prove is that it doesn't throw
	assertEqual(isDataType(Nothing),            False).x
	assertEqual(isDataType(Empty),              False).x
	assertEqual(isDataType(True),               False).x
	assertEqual(isDataType(False),              False).x
	assertEqual(isDataType(""),                 False).x
	assertEqual(isDataType("a"),                False).x
	assertEqual(isDataType("foobar"),           False).x
	assertEqual(isDataType(0),                  False).x
	assertEqual(isDataType(1),                  False).x
	assertEqual(isDataType(3.14),               False).x
	assertEqual(isDataType(Array()),            False).x
	assertEqual(isDataType(Array(42)),          False).x
	assertEqual(isDataType(Array(42)),          False).x
	assertEqual(isDataType("0"),                False).x
	assertEqual(isDataType("1"),                False).x
	assertEqual(isDataType("3.14"),             False).x
	
	Dim o As Object
	o = New TTest_Foo
	assertEqual(isDataType(o), False).x
End Function

Function test_Type_TypeCtor()
	Dim tc0, tc1
	tc0 = _newTypeCtor("TC0", 0)
	assertEqual(isDataType(tc0),           False).x
	assertEqual(tc0._name, "TC0").x
	assertEqual(tc0.arity, 	  0 ).x
	assertEqual(TypeCtor_equ(tc0, tc0), 	True).x
	
	tc1 = _newTypeCtor("TC1", 1)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t1, t2
	tc = _newTypeCtor("TC", 0)
	t1 = applyTC(tc, Array())
	
	c1 = newDataCtor(t1, "Foo_C1", 0)
	c2 = newDataCtor(t1, "Foo_C2", 1)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